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145fa5" officeooo:paragraph-rsid="00145fa5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15c369" officeooo:paragraph-rsid="0015c36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45fa5" officeooo:paragraph-rsid="00145fa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2pt" fo:letter-spacing="0.0181in" fo:font-style="normal" fo:font-weight="normal" officeooo:rsid="00147108" officeooo:paragraph-rsid="001471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45fa5" officeooo:paragraph-rsid="00145fa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style:font-name="Liberation Serif" fo:font-size="12pt" fo:letter-spacing="0.0043in" fo:font-weight="normal" officeooo:rsid="00145fa5" officeooo:paragraph-rsid="00145fa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letter-spacing="normal"/>
    </style:style>
    <style:style style:name="P8" style:family="paragraph" style:parent-style-name="Standard">
      <style:paragraph-properties fo:text-align="justify" style:justify-single-word="false"/>
      <style:text-properties officeooo:paragraph-rsid="001696d9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6pt" fo:letter-spacing="normal" fo:font-weight="bold" officeooo:rsid="001a28b3" officeooo:paragraph-rsid="001a28b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2pt" fo:letter-spacing="0.0043in" fo:font-style="normal" fo:font-weight="normal" officeooo:rsid="001a28b3" officeooo:paragraph-rsid="001a28b3" style:font-size-asian="12pt" style:font-weight-asian="normal" style:font-size-complex="12pt" style:font-weight-complex="normal"/>
    </style:style>
    <style:style style:name="P11" style:family="paragraph">
      <style:paragraph-properties fo:text-align="center"/>
    </style:style>
    <style:style style:name="T1" style:family="text">
      <style:text-properties officeooo:rsid="00147108" style:font-weight-asian="normal" style:font-weight-complex="normal"/>
    </style:style>
    <style:style style:name="T2" style:family="text">
      <style:text-properties officeooo:rsid="001a28b3" style:font-weight-asian="normal" style:font-weight-complex="normal"/>
    </style:style>
    <style:style style:name="T3" style:family="text">
      <style:text-properties officeooo:rsid="001696d9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1696d9"/>
    </style:style>
    <style:style style:name="T6" style:family="text">
      <style:text-properties fo:letter-spacing="normal" officeooo:rsid="0014d2a7"/>
    </style:style>
    <style:style style:name="T7" style:family="text">
      <style:text-properties fo:letter-spacing="normal" officeooo:rsid="00147108"/>
    </style:style>
    <style:style style:name="T8" style:family="text">
      <style:text-properties fo:letter-spacing="normal" officeooo:rsid="001a28b3"/>
    </style:style>
    <style:style style:name="T9" style:family="text">
      <style:text-properties officeooo:rsid="0018298b"/>
    </style:style>
    <style:style style:name="T10" style:family="text">
      <style:text-properties officeooo:rsid="001a28b3"/>
    </style:style>
    <style:style style:name="gr1" style:family="graphic">
      <style:graphic-properties svg:stroke-width="0.0402in" svg:stroke-color="#111111" draw:marker-start-width="0.261in" draw:marker-end-width="0.261in" svg:stroke-linecap="round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ISH KUMAR</text:p>
      <text:p text:style-name="P2"><text:span text:style-name="T10">House No. 1014</text:span>, <text:span text:style-name="T10">Chaity Block</text:span>,</text:p>
      <text:p text:style-name="P2"><text:span text:style-name="T10">KSHUDIRAM NAGAR,HALDIA</text:span>, <text:span text:style-name="T10">WEST BENGAL</text:span>, <text:span text:style-name="T10">721657</text:span></text:p>
      <text:p text:style-name="P1">+91 <text:span text:style-name="T10">9608 614201</text:span></text:p>
      <text:p text:style-name="P1"><draw:line text:anchor-type="paragraph" draw:z-index="0" draw:name="Shape1" draw:style-name="gr1" draw:text-style-name="P11" svg:x1="0.0299in" svg:y1="0.2902in" svg:x2="6.9201in" svg:y2="0.2902in"><text:p/></draw:line><text:span text:style-name="T10">satishsinha3922</text:span>@gmail.com</text:p>
      <text:p text:style-name="P1"/>
      <text:p text:style-name="P1"/>
      <text:p text:style-name="P5"/>
      <text:p text:style-name="P6">Hiring Manager</text:p>
      <text:p text:style-name="P10">SonicWall</text:p>
      <text:p text:style-name="P3"/>
      <text:p text:style-name="P4">Dear Hiring Manager,</text:p>
      <text:p text:style-name="P4"/>
      <text:p text:style-name="P7"><text:span text:style-name="T1">Thank you for the opportunity to apply for the </text:span><text:span text:style-name="T2">Intern as </text:span><text:span text:style-name="T1">Software Developer <text:s/>at your company. After </text:span>reviewing your <text:span text:style-name="T10">Intern</text:span> description, it's clear that you're looking for a candidate that is extremely familiar with the responsibilities associated with the role, and can perform them confidently. Given these requirements, I am certain that I have the necessary skills to successfully do the job adeptly and perform above expectations.</text:p>
      <text:p text:style-name="P7"/>
      <text:p text:style-name="P8">I have intermediate level <text:span text:style-name="T9">Python and Java</text:span> programming experience in Designing, developing, and configuring software systems.<text:span text:style-name="T5"> I am also a </text:span><text:span text:style-name="T8">Red Hat Certified Specilist in Server Security and Hardening, </text:span><text:span text:style-name="T5">Red Hat Certified Engineer </text:span><text:span text:style-name="T8">and</text:span><text:span text:style-name="T5"> Red Hat Certified System Administrator. I posses good amount of experience and knowledge in Object Oriented Programming, <text:s/></text:span><text:span text:style-name="T8">C</text:span><text:span text:style-name="T5">loud services, and Big Data technology( Hadoop and Map Reduce). I am currently holding a key <text:s/></text:span><text:span text:style-name="T8">Program Head</text:span><text:span text:style-name="T5"> position in the </text:span><text:span text:style-name="T8">Computer Society of India in </text:span><text:span text:style-name="T5">College <text:s/>resulting in efficient management of and have previously held organizing positions in multiple college events. I have bagged various awards in state level academic competitions. I am love playing </text:span><text:span text:style-name="T8">Basket</text:span><text:span text:style-name="T5">ball.</text:span></text:p>
      <text:p text:style-name="P7"/>
      <text:p text:style-name="P8"><text:span text:style-name="T4">I am a focused professional who has been consistently praised as quality-oriented by my co-workers and management. Over the course of my 1 year career </text:span><text:span text:style-name="T6">alongside my Undergraduate education</text:span><text:span text:style-name="T4">, I've developed a skill set directly relevant to the Software De</text:span>veloper role you are hiring for including design<text:span text:style-name="T3">ing</text:span>, development, and configur<text:span text:style-name="T3">ing</text:span> software systems<text:span text:style-name="T4">. Overall, I have consistently demonstrated problem-solving, critical thinking, and leadership abilities in every aspect of my </text:span><text:span text:style-name="T8">Knowledge</text:span><text:span text:style-name="T4">, and I invite you to review my detailed achievements in the attached resume.</text:span></text:p>
      <text:p text:style-name="P7"/>
      <text:p text:style-name="P7">After reviewing my resume, I hope you will agree that I am the type of competent and competitive candidate you are looking for. I look forward to elaborating on how my specific skills and abilities will benefit your organization. Please contact me at +9196<text:span text:style-name="T10">08614201</text:span> or via email at <text:span text:style-name="T10">satishsinha3922</text:span>@gmail.com to arrange for a convenient meeting time.</text:p>
      <text:p text:style-name="P7"/>
      <text:p text:style-name="P7">Thank you for your consideration, and I look forward to hearing from you so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4:54.060385403</meta:creation-date>
    <dc:date>2018-07-14T14:06:48.529560657</dc:date>
    <meta:editing-duration>PT20M48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1" meta:paragraph-count="13" meta:word-count="349" meta:character-count="2310" meta:non-whitespace-character-count="1970"/>
  </office:meta>
</office:document-meta>
</file>